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38mm"/>
    </style:style>
    <style:style style:name="co2" style:family="table-column">
      <style:table-column-properties fo:break-before="auto" style:column-width="53.78mm"/>
    </style:style>
    <style:style style:name="co3" style:family="table-column">
      <style:table-column-properties fo:break-before="auto" style:column-width="57.6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 office:value-type="string" calcext:value-type="string">
            <text:p>ProfileName_18.x</text:p>
          </table:table-cell>
          <table:table-cell table:style-name="Default" office:value-type="string" calcext:value-type="string">
            <text:p>ProfileName_21.x</text:p>
          </table:table-cell>
          <table:table-cell table:style-name="Default" office:value-type="string" calcext:value-type="string">
            <text:p>ProfileName_trunk</text:p>
          </table:table-cell>
        </table:table-row>
        <table:table-row table:style-name="ro1">
          <table:table-cell office:value-type="string" calcext:value-type="string">
            <text:p><text:a xlink:href="http://profiles.tiki.org/Barter_Market" xlink:type="simple">Barter_Market </text:a> </text:p>
          </table:table-cell>
          <table:table-cell office:value-type="string" calcext:value-type="string">
            <text:p><text:a xlink:href="http://profiles.tiki.org/Barter_Market" xlink:type="simple">Barter_Market </text:a> </text:p>
          </table:table-cell>
          <table:table-cell office:value-type="string" calcext:value-type="string">
            <text:p><text:a xlink:href="http://profiles.tiki.org/Barter_Market" xlink:type="simple">Barter_Market </text:a> </text:p>
          </table:table-cell>
        </table:table-row>
        <table:table-row table:style-name="ro1">
          <table:table-cell office:value-type="string" calcext:value-type="string">
            <text:p><text:a xlink:href="http://profiles.tiki.org/Bug_Tracker_16" xlink:type="simple">Bug_Tracker_16 </text:a> </text:p>
          </table:table-cell>
          <table:table-cell office:value-type="string" calcext:value-type="string">
            <text:p><text:a xlink:href="http://profiles.tiki.org/Bug_Tracker_16" xlink:type="simple">Bug_Tracker_16 </text:a> </text:p>
          </table:table-cell>
          <table:table-cell office:value-type="string" calcext:value-type="string">
            <text:p><text:a xlink:href="http://profiles.tiki.org/Bug_Tracker_16" xlink:type="simple">Bug_Tracker_16 </text:a> </text:p>
          </table:table-cell>
        </table:table-row>
        <table:table-row table:style-name="ro2">
          <table:table-cell office:value-type="string" calcext:value-type="string">
            <text:p><text:a xlink:href="http://profiles.tiki.org/Collaborative_Community_12x" xlink:type="simple">Collaborative_Community_12x </text:a> </text:p>
          </table:table-cell>
          <table:table-cell office:value-type="string" calcext:value-type="string">
            <text:p><text:a xlink:href="http://profiles.tiki.org/Collaborative_Community_12x" xlink:type="simple">Collaborative_Community_12x </text:a> </text:p>
          </table:table-cell>
          <table:table-cell office:value-type="string" calcext:value-type="string">
            <text:p><text:a xlink:href="http://profiles.tiki.org/Collaborative_Community_12x" xlink:type="simple">Collaborative_Community_12x </text:a> </text:p>
          </table:table-cell>
        </table:table-row>
        <table:table-row table:style-name="ro2">
          <table:table-cell office:value-type="string" calcext:value-type="string">
            <text:p><text:a xlink:href="http://profiles.tiki.org/Collaborative_Community_Wiki_menupage" xlink:type="simple">Collaborative_Community_Wiki_menupage </text:a> </text:p>
          </table:table-cell>
          <table:table-cell office:value-type="string" calcext:value-type="string">
            <text:p><text:a xlink:href="http://profiles.tiki.org/Collaborative_Community_Wiki_menupage" xlink:type="simple">Collaborative_Community_Wiki_menupage </text:a> </text:p>
          </table:table-cell>
          <table:table-cell office:value-type="string" calcext:value-type="string">
            <text:p><text:a xlink:href="http://profiles.tiki.org/Collaborative_Community_Wiki_menupage" xlink:type="simple">Collaborative_Community_Wiki_menupage </text:a> </text:p>
          </table:table-cell>
        </table:table-row>
        <table:table-row table:style-name="ro1">
          <table:table-cell office:value-type="string" calcext:value-type="string">
            <text:p><text:a xlink:href="http://profiles.tiki.org/Company_Intranet_12x" xlink:type="simple">Company_Intranet_12x </text:a> </text:p>
          </table:table-cell>
          <table:table-cell office:value-type="string" calcext:value-type="string">
            <text:p><text:a xlink:href="http://profiles.tiki.org/Company_Intranet_12x" xlink:type="simple">Company_Intranet_12x </text:a> </text:p>
          </table:table-cell>
          <table:table-cell office:value-type="string" calcext:value-type="string">
            <text:p><text:a xlink:href="http://profiles.tiki.org/Company_Intranet_12x" xlink:type="simple">Company_Intranet_12x </text:a> </text:p>
          </table:table-cell>
        </table:table-row>
        <table:table-row table:style-name="ro2">
          <table:table-cell office:value-type="string" calcext:value-type="string">
            <text:p><text:a xlink:href="http://profiles.tiki.org/Conditional_Display_in_Forms_14" xlink:type="simple">Conditional_Display_in_Forms_14 </text:a> </text:p>
          </table:table-cell>
          <table:table-cell office:value-type="string" calcext:value-type="string">
            <text:p><text:a xlink:href="http://profiles.tiki.org/Conditional_Display_in_Forms_14" xlink:type="simple">Conditional_Display_in_Forms_14 </text:a> </text:p>
          </table:table-cell>
          <table:table-cell office:value-type="string" calcext:value-type="string">
            <text:p><text:a xlink:href="http://profiles.tiki.org/Conditional_Display_in_Forms_14" xlink:type="simple">Conditional_Display_in_Forms_14 </text:a> </text:p>
          </table:table-cell>
        </table:table-row>
        <table:table-row table:style-name="ro1">
          <table:table-cell office:value-type="string" calcext:value-type="string">
            <text:p><text:a xlink:href="http://profiles.tiki.org/Consensus+Forums" xlink:type="simple">Consensus Forums </text:a> </text:p>
          </table:table-cell>
          <table:table-cell office:value-type="string" calcext:value-type="string">
            <text:p><text:a xlink:href="http://profiles.tiki.org/Consensus+Forums" xlink:type="simple">Consensus Forums </text:a> </text:p>
          </table:table-cell>
          <table:table-cell office:value-type="string" calcext:value-type="string">
            <text:p><text:a xlink:href="http://profiles.tiki.org/Consensus+Forums" xlink:type="simple">Consensus Forums </text:a> </text:p>
          </table:table-cell>
        </table:table-row>
        <table:table-row table:style-name="ro1">
          <table:table-cell office:value-type="string" calcext:value-type="string">
            <text:p><text:a xlink:href="http://profiles.tiki.org/Countries_By_Region" xlink:type="simple">Countries_By_Region </text:a> </text:p>
          </table:table-cell>
          <table:table-cell office:value-type="string" calcext:value-type="string">
            <text:p><text:a xlink:href="http://profiles.tiki.org/Countries_By_Region" xlink:type="simple">Countries_By_Region </text:a> </text:p>
          </table:table-cell>
          <table:table-cell office:value-type="string" calcext:value-type="string">
            <text:p><text:a xlink:href="http://profiles.tiki.org/Countries_By_Region" xlink:type="simple">Countries_By_Region </text:a> </text:p>
          </table:table-cell>
        </table:table-row>
        <table:table-row table:style-name="ro1">
          <table:table-cell office:value-type="string" calcext:value-type="string">
            <text:p><text:a xlink:href="http://profiles.tiki.org/Custom_Contact_Form_12x" xlink:type="simple">Custom_Contact_Form_12x </text:a> </text:p>
          </table:table-cell>
          <table:table-cell office:value-type="string" calcext:value-type="string">
            <text:p><text:a xlink:href="http://profiles.tiki.org/Custom_Contact_Form_12x" xlink:type="simple">Custom_Contact_Form_12x </text:a> </text:p>
          </table:table-cell>
          <table:table-cell office:value-type="string" calcext:value-type="string">
            <text:p><text:a xlink:href="http://profiles.tiki.org/Custom_Contact_Form_12x" xlink:type="simple">Custom_Contact_Form_12x </text:a> </text:p>
          </table:table-cell>
        </table:table-row>
        <table:table-row table:style-name="ro1">
          <table:table-cell office:value-type="string" calcext:value-type="string">
            <text:p><text:a xlink:href="http://profiles.tiki.org/Debug_Mode_Disabled" xlink:type="simple">Debug_Mode_Disabled </text:a> </text:p>
          </table:table-cell>
          <table:table-cell office:value-type="string" calcext:value-type="string">
            <text:p><text:a xlink:href="http://profiles.tiki.org/Debug_Mode_Disabled" xlink:type="simple">Debug_Mode_Disabled </text:a> </text:p>
          </table:table-cell>
          <table:table-cell office:value-type="string" calcext:value-type="string">
            <text:p><text:a xlink:href="http://profiles.tiki.org/Debug_Mode_Disabled" xlink:type="simple">Debug_Mode_Disabled </text:a> </text:p>
          </table:table-cell>
        </table:table-row>
        <table:table-row table:style-name="ro1">
          <table:table-cell office:value-type="string" calcext:value-type="string">
            <text:p><text:a xlink:href="http://profiles.tiki.org/Debug_Mode_Enabled" xlink:type="simple">Debug_Mode_Enabled </text:a> </text:p>
          </table:table-cell>
          <table:table-cell office:value-type="string" calcext:value-type="string">
            <text:p><text:a xlink:href="http://profiles.tiki.org/Debug_Mode_Enabled" xlink:type="simple">Debug_Mode_Enabled </text:a> </text:p>
          </table:table-cell>
          <table:table-cell office:value-type="string" calcext:value-type="string">
            <text:p><text:a xlink:href="http://profiles.tiki.org/Debug_Mode_Enabled" xlink:type="simple">Debug_Mode_Enabled </text:a> </text:p>
          </table:table-cell>
        </table:table-row>
        <table:table-row table:style-name="ro1">
          <table:table-cell office:value-type="string" calcext:value-type="string">
            <text:p><text:a xlink:href="http://profiles.tiki.org/Dynamic_items_list_demo" xlink:type="simple">Dynamic_items_list_demo </text:a> </text:p>
          </table:table-cell>
          <table:table-cell office:value-type="string" calcext:value-type="string">
            <text:p><text:a xlink:href="http://profiles.tiki.org/Dynamic_items_list_demo" xlink:type="simple">Dynamic_items_list_demo </text:a> </text:p>
          </table:table-cell>
          <table:table-cell office:value-type="string" calcext:value-type="string">
            <text:p><text:a xlink:href="http://profiles.tiki.org/Dynamic_items_list_demo" xlink:type="simple">Dynamic_items_list_demo </text:a> </text:p>
          </table:table-cell>
        </table:table-row>
        <table:table-row table:style-name="ro1">
          <table:table-cell office:value-type="string" calcext:value-type="string">
            <text:p><text:a xlink:href="http://profiles.tiki.org/Easy_GeoBlog" xlink:type="simple">Easy_GeoBlog </text:a> </text:p>
          </table:table-cell>
          <table:table-cell office:value-type="string" calcext:value-type="string">
            <text:p><text:a xlink:href="http://profiles.tiki.org/Easy_GeoBlog" xlink:type="simple">Easy_GeoBlog </text:a> </text:p>
          </table:table-cell>
          <table:table-cell office:value-type="string" calcext:value-type="string">
            <text:p><text:a xlink:href="http://profiles.tiki.org/Easy_GeoBlog" xlink:type="simple">Easy_GeoBlog </text:a> </text:p>
          </table:table-cell>
        </table:table-row>
        <table:table-row table:style-name="ro1">
          <table:table-cell office:value-type="string" calcext:value-type="string">
            <text:p><text:a xlink:href="http://profiles.tiki.org/Execute+on+List" xlink:type="simple">Execute on List </text:a> </text:p>
          </table:table-cell>
          <table:table-cell office:value-type="string" calcext:value-type="string">
            <text:p><text:a xlink:href="http://profiles.tiki.org/Execute+on+List" xlink:type="simple">Execute on List </text:a> </text:p>
          </table:table-cell>
          <table:table-cell office:value-type="string" calcext:value-type="string">
            <text:p><text:a xlink:href="http://profiles.tiki.org/Execute+on+List" xlink:type="simple">Execute on List </text:a> </text:p>
          </table:table-cell>
        </table:table-row>
        <table:table-row table:style-name="ro1">
          <table:table-cell/>
          <table:table-cell office:value-type="string" calcext:value-type="string">
            <text:p><text:a xlink:href="http://profiles.tiki.org/GanttChart" xlink:type="simple">GanttChart </text:a> </text:p>
          </table:table-cell>
          <table:table-cell office:value-type="string" calcext:value-type="string">
            <text:p><text:a xlink:href="http://profiles.tiki.org/GanttChart" xlink:type="simple">GanttChart </text:a> </text:p>
          </table:table-cell>
        </table:table-row>
        <table:table-row table:style-name="ro2">
          <table:table-cell office:value-type="string" calcext:value-type="string">
            <text:p><text:a xlink:href="http://profiles.tiki.org/Hide+Fixed+Top+Nav+Bar+on+Scroll" xlink:type="simple">Hide Fixed Top Nav Bar on Scroll </text:a> </text:p>
          </table:table-cell>
          <table:table-cell office:value-type="string" calcext:value-type="string">
            <text:p><text:a xlink:href="http://profiles.tiki.org/Hide+Fixed+Top+Nav+Bar+on+Scroll+19" xlink:type="simple">Hide Fixed Top Nav Bar on Scroll 19 </text:a> </text:p>
          </table:table-cell>
          <table:table-cell office:value-type="string" calcext:value-type="string">
            <text:p><text:a xlink:href="http://profiles.tiki.org/Hide+Fixed+Top+Nav+Bar+on+Scroll+19" xlink:type="simple">Hide Fixed Top Nav Bar on Scroll 19 </text:a> </text:p>
          </table:table-cell>
        </table:table-row>
        <table:table-row table:style-name="ro1">
          <table:table-cell office:value-type="string" calcext:value-type="string">
            <text:p><text:a xlink:href="http://profiles.tiki.org/Mobile" xlink:type="simple">Mobile </text:a> </text:p>
          </table:table-cell>
          <table:table-cell office:value-type="string" calcext:value-type="string">
            <text:p><text:a xlink:href="http://profiles.tiki.org/Mobile" xlink:type="simple">Mobile </text:a> </text:p>
          </table:table-cell>
          <table:table-cell office:value-type="string" calcext:value-type="string">
            <text:p><text:a xlink:href="http://profiles.tiki.org/Mobile" xlink:type="simple">Mobile </text:a> </text:p>
          </table:table-cell>
        </table:table-row>
        <table:table-row table:style-name="ro1">
          <table:table-cell office:value-type="string" calcext:value-type="string">
            <text:p><text:a xlink:href="http://profiles.tiki.org/Multilingual_Wiki_12x" xlink:type="simple">Multilingual_Wiki_12x </text:a> </text:p>
          </table:table-cell>
          <table:table-cell office:value-type="string" calcext:value-type="string">
            <text:p><text:a xlink:href="http://profiles.tiki.org/Multilingual_Wiki_12x" xlink:type="simple">Multilingual_Wiki_12x </text:a> </text:p>
          </table:table-cell>
          <table:table-cell office:value-type="string" calcext:value-type="string">
            <text:p><text:a xlink:href="http://profiles.tiki.org/Multilingual_Wiki_12x" xlink:type="simple">Multilingual_Wiki_12x </text:a> </text:p>
          </table:table-cell>
        </table:table-row>
        <table:table-row table:style-name="ro2">
          <table:table-cell office:value-type="string" calcext:value-type="string">
            <text:p><text:a xlink:href="http://profiles.tiki.org/Personal_Blog_and_Profile_12x" xlink:type="simple">Personal_Blog_and_Profile_12x </text:a> </text:p>
          </table:table-cell>
          <table:table-cell office:value-type="string" calcext:value-type="string">
            <text:p><text:a xlink:href="http://profiles.tiki.org/Personal_Blog_and_Profile_21plus" xlink:type="simple">Personal_Blog_and_Profile_21plus </text:a> </text:p>
          </table:table-cell>
          <table:table-cell office:value-type="string" calcext:value-type="string">
            <text:p><text:a xlink:href="http://profiles.tiki.org/Personal_Blog_and_Profile_21plus" xlink:type="simple">Personal_Blog_and_Profile_21plus </text:a> </text:p>
          </table:table-cell>
        </table:table-row>
        <table:table-row table:style-name="ro1">
          <table:table-cell office:value-type="string" calcext:value-type="string">
            <text:p><text:a xlink:href="http://profiles.tiki.org/Post-it_Sticky_Note_15" xlink:type="simple">Post-it_Sticky_Note_15 </text:a> </text:p>
          </table:table-cell>
          <table:table-cell office:value-type="string" calcext:value-type="string">
            <text:p><text:a xlink:href="http://profiles.tiki.org/Post-it_Sticky_Note_15" xlink:type="simple">Post-it_Sticky_Note_15 </text:a> </text:p>
          </table:table-cell>
          <table:table-cell office:value-type="string" calcext:value-type="string">
            <text:p><text:a xlink:href="http://profiles.tiki.org/Post-it_Sticky_Note_15" xlink:type="simple">Post-it_Sticky_Note_15 </text:a> </text:p>
          </table:table-cell>
        </table:table-row>
        <table:table-row table:style-name="ro1">
          <table:table-cell office:value-type="string" calcext:value-type="string">
            <text:p><text:a xlink:href="http://profiles.tiki.org/R_demo" xlink:type="simple">R_demo </text:a> </text:p>
          </table:table-cell>
          <table:table-cell office:value-type="string" calcext:value-type="string">
            <text:p><text:a xlink:href="http://profiles.tiki.org/R_demo" xlink:type="simple">R_demo </text:a> </text:p>
          </table:table-cell>
          <table:table-cell office:value-type="string" calcext:value-type="string">
            <text:p><text:a xlink:href="http://profiles.tiki.org/R_demo" xlink:type="simple">R_demo </text:a> </text:p>
          </table:table-cell>
        </table:table-row>
        <table:table-row table:style-name="ro1">
          <table:table-cell office:value-type="string" calcext:value-type="string">
            <text:p><text:a xlink:href="http://profiles.tiki.org/R_HeatMaps" xlink:type="simple">R_HeatMaps </text:a> </text:p>
          </table:table-cell>
          <table:table-cell office:value-type="string" calcext:value-type="string">
            <text:p><text:a xlink:href="http://profiles.tiki.org/R_HeatMaps" xlink:type="simple">R_HeatMaps </text:a> </text:p>
          </table:table-cell>
          <table:table-cell office:value-type="string" calcext:value-type="string">
            <text:p><text:a xlink:href="http://profiles.tiki.org/R_HeatMaps" xlink:type="simple">R_HeatMaps </text:a> </text:p>
          </table:table-cell>
        </table:table-row>
        <table:table-row table:style-name="ro1">
          <table:table-cell office:value-type="string" calcext:value-type="string">
            <text:p><text:a xlink:href="http://profiles.tiki.org/Random_header_images_14" xlink:type="simple">Random_header_images_14 </text:a> </text:p>
          </table:table-cell>
          <table:table-cell office:value-type="string" calcext:value-type="string">
            <text:p><text:a xlink:href="http://profiles.tiki.org/Random_header_images_14" xlink:type="simple">Random_header_images_14 </text:a> </text:p>
          </table:table-cell>
          <table:table-cell office:value-type="string" calcext:value-type="string">
            <text:p><text:a xlink:href="http://profiles.tiki.org/Random_header_images_14" xlink:type="simple">Random_header_images_14 </text:a> </text:p>
          </table:table-cell>
        </table:table-row>
        <table:table-row table:style-name="ro2">
          <table:table-cell office:value-type="string" calcext:value-type="string">
            <text:p><text:a xlink:href="http://profiles.tiki.org/Revision+Approval+%28ISO9001%29" xlink:type="simple">Revision Approval (ISO9001) </text:a> </text:p>
          </table:table-cell>
          <table:table-cell office:value-type="string" calcext:value-type="string">
            <text:p><text:a xlink:href="http://profiles.tiki.org/Revision+Approval+%28ISO9001%29" xlink:type="simple">Revision Approval (ISO9001) </text:a> </text:p>
          </table:table-cell>
          <table:table-cell office:value-type="string" calcext:value-type="string">
            <text:p><text:a xlink:href="http://profiles.tiki.org/Revision+Approval+%28ISO9001%29" xlink:type="simple">Revision Approval (ISO9001) </text:a> </text:p>
          </table:table-cell>
        </table:table-row>
        <table:table-row table:style-name="ro1">
          <table:table-cell office:value-type="string" calcext:value-type="string">
            <text:p><text:a xlink:href="http://profiles.tiki.org/Shopping_Cart" xlink:type="simple">Shopping_Cart </text:a> </text:p>
          </table:table-cell>
          <table:table-cell office:value-type="string" calcext:value-type="string">
            <text:p><text:a xlink:href="http://profiles.tiki.org/Shopping_Cart" xlink:type="simple">Shopping_Cart </text:a> </text:p>
          </table:table-cell>
          <table:table-cell office:value-type="string" calcext:value-type="string">
            <text:p><text:a xlink:href="http://profiles.tiki.org/Shopping_Cart" xlink:type="simple">Shopping_Cart </text:a> </text:p>
          </table:table-cell>
        </table:table-row>
        <table:table-row table:style-name="ro1">
          <table:table-cell office:value-type="string" calcext:value-type="string">
            <text:p><text:a xlink:href="http://profiles.tiki.org/Slideshow_demo" xlink:type="simple">Slideshow_demo </text:a> </text:p>
          </table:table-cell>
          <table:table-cell office:value-type="string" calcext:value-type="string">
            <text:p><text:a xlink:href="http://profiles.tiki.org/Slideshow_demo" xlink:type="simple">Slideshow_demo </text:a> </text:p>
          </table:table-cell>
          <table:table-cell office:value-type="string" calcext:value-type="string">
            <text:p><text:a xlink:href="http://profiles.tiki.org/Slideshow_demo" xlink:type="simple">Slideshow_demo </text:a> </text:p>
          </table:table-cell>
        </table:table-row>
        <table:table-row table:style-name="ro2">
          <table:table-cell office:value-type="string" calcext:value-type="string">
            <text:p><text:a xlink:href="http://profiles.tiki.org/Small_Organization_Web_Presence_12x" xlink:type="simple">Small_Organization_Web_Presence_12x </text:a> </text:p>
          </table:table-cell>
          <table:table-cell office:value-type="string" calcext:value-type="string">
            <text:p><text:a xlink:href="http://profiles.tiki.org/Small_Organization_Web_Presence_21" xlink:type="simple">Small_Organization_Web_Presence_21 </text:a> </text:p>
          </table:table-cell>
          <table:table-cell office:value-type="string" calcext:value-type="string">
            <text:p><text:a xlink:href="http://profiles.tiki.org/Small_Organization_Web_Presence_21" xlink:type="simple">Small_Organization_Web_Presence_21 </text:a> </text:p>
          </table:table-cell>
        </table:table-row>
        <table:table-row table:style-name="ro1">
          <table:table-cell office:value-type="string" calcext:value-type="string">
            <text:p><text:a xlink:href="http://profiles.tiki.org/Sortable+Tables" xlink:type="simple">Sortable Tables </text:a> </text:p>
          </table:table-cell>
          <table:table-cell office:value-type="string" calcext:value-type="string">
            <text:p><text:a xlink:href="http://profiles.tiki.org/Sortable+Tables" xlink:type="simple">Sortable Tables </text:a> </text:p>
          </table:table-cell>
          <table:table-cell office:value-type="string" calcext:value-type="string">
            <text:p><text:a xlink:href="http://profiles.tiki.org/Sortable+Tables" xlink:type="simple">Sortable Tables </text:a> </text:p>
          </table:table-cell>
        </table:table-row>
        <table:table-row table:style-name="ro1">
          <table:table-cell office:value-type="string" calcext:value-type="string">
            <text:p><text:a xlink:href="http://profiles.tiki.org/Structured+Master+Documents" xlink:type="simple">Structured Master Documents </text:a> </text:p>
          </table:table-cell>
          <table:table-cell office:value-type="string" calcext:value-type="string">
            <text:p><text:a xlink:href="http://profiles.tiki.org/Structured+Master+Documents" xlink:type="simple">Structured Master Documents </text:a> </text:p>
          </table:table-cell>
          <table:table-cell office:value-type="string" calcext:value-type="string">
            <text:p><text:a xlink:href="http://profiles.tiki.org/Structured+Master+Documents" xlink:type="simple">Structured Master Documents </text:a> </text:p>
          </table:table-cell>
        </table:table-row>
        <table:table-row table:style-name="ro1">
          <table:table-cell office:value-type="string" calcext:value-type="string">
            <text:p><text:a xlink:href="http://profiles.tiki.org/Time_Sheet" xlink:type="simple">Time_Sheet </text:a> </text:p>
          </table:table-cell>
          <table:table-cell office:value-type="string" calcext:value-type="string">
            <text:p><text:a xlink:href="http://profiles.tiki.org/Time_Sheet" xlink:type="simple">Time_Sheet </text:a> </text:p>
          </table:table-cell>
          <table:table-cell office:value-type="string" calcext:value-type="string">
            <text:p><text:a xlink:href="http://profiles.tiki.org/Time_Sheet" xlink:type="simple">Time_Sheet </text:a> </text:p>
          </table:table-cell>
        </table:table-row>
        <table:table-row table:style-name="ro1">
          <table:table-cell office:value-type="string" calcext:value-type="string">
            <text:p><text:a xlink:href="http://profiles.tiki.org/Together_15" xlink:type="simple">Together_15 </text:a> </text:p>
          </table:table-cell>
          <table:table-cell office:value-type="string" calcext:value-type="string">
            <text:p><text:a xlink:href="http://profiles.tiki.org/Together_15" xlink:type="simple">Together_15 </text:a> </text:p>
          </table:table-cell>
          <table:table-cell office:value-type="string" calcext:value-type="string">
            <text:p><text:a xlink:href="http://profiles.tiki.org/Together_15" xlink:type="simple">Together_15 </text:a> </text:p>
          </table:table-cell>
        </table:table-row>
        <table:table-row table:style-name="ro1">
          <table:table-cell office:value-type="string" calcext:value-type="string">
            <text:p><text:a xlink:href="http://profiles.tiki.org/Tracker_as_Calendar_12" xlink:type="simple">Tracker_as_Calendar_12 </text:a> </text:p>
          </table:table-cell>
          <table:table-cell office:value-type="string" calcext:value-type="string">
            <text:p><text:a xlink:href="https://profiles.tiki.org/Tracker_as_Calendar_19" xlink:type="simple">Tracker_as_Calendar_19 </text:a></text:p>
          </table:table-cell>
          <table:table-cell office:value-type="string" calcext:value-type="string">
            <text:p><text:a xlink:href="https://profiles.tiki.org/Tracker_as_Calendar_19" xlink:type="simple">Tracker_as_Calendar_19 </text:a></text:p>
          </table:table-cell>
        </table:table-row>
        <table:table-row table:style-name="ro1">
          <table:table-cell office:value-type="string" calcext:value-type="string">
            <text:p><text:a xlink:href="http://profiles.tiki.org/User_Trackers" xlink:type="simple">User_Trackers </text:a> </text:p>
          </table:table-cell>
          <table:table-cell office:value-type="string" calcext:value-type="string">
            <text:p><text:a xlink:href="http://profiles.tiki.org/User_Trackers" xlink:type="simple">User_Trackers </text:a> </text:p>
          </table:table-cell>
          <table:table-cell office:value-type="string" calcext:value-type="string">
            <text:p><text:a xlink:href="http://profiles.tiki.org/User_Trackers" xlink:type="simple">User_Trackers </text:a> </text:p>
          </table:table-cell>
        </table:table-row>
        <table:table-row table:style-name="ro1">
          <table:table-cell office:value-type="string" calcext:value-type="string">
            <text:p><text:a xlink:href="http://profiles.tiki.org/Voting_System" xlink:type="simple">Voting_System </text:a> </text:p>
          </table:table-cell>
          <table:table-cell office:value-type="string" calcext:value-type="string">
            <text:p><text:a xlink:href="http://profiles.tiki.org/Voting_System" xlink:type="simple">Voting_System </text:a> </text:p>
          </table:table-cell>
          <table:table-cell office:value-type="string" calcext:value-type="string">
            <text:p><text:a xlink:href="http://profiles.tiki.org/Voting_System" xlink:type="simple">Voting_System </text:a>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23:07:09.854401297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de Pedro</meta:initial-creator>
    <meta:creation-date>2020-06-14T17:26:17.862898059</meta:creation-date>
    <dc:date>2020-06-15T23:11:26.329485643</dc:date>
    <dc:creator>Xavier de Pedro</dc:creator>
    <meta:editing-duration>PT19M51S</meta:editing-duration>
    <meta:editing-cycles>5</meta:editing-cycles>
    <meta:generator>LibreOffice/6.0.7.3$Linux_X86_64 LibreOffice_project/00m0$Build-3</meta:generator>
    <meta:document-statistic meta:table-count="1" meta:cell-count="104" meta:object-count="0"/>
  </office:meta>
</office:document-meta>
</file>